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" svg:font-family="apple"/>
    <style:font-face style:name="apple-system" svg:font-family="apple-system, BlinkMacSystemFont, 'Segoe UI', Roboto, Oxygen, Ubuntu, Cantarell, 'Open Sans', 'Helvetica Neue'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monospac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monospace" fo:font-size="10.5pt" fo:letter-spacing="normal" fo:font-style="normal" fo:font-weight="normal" officeooo:rsid="00029a5f" officeooo:paragraph-rsid="00029a5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monospace" fo:font-size="10.5pt" fo:letter-spacing="normal" fo:font-style="normal" fo:font-weight="normal" officeooo:rsid="0002e58c" officeooo:paragraph-rsid="0002e58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 officeooo:rsid="0002e58c" officeooo:paragraph-rsid="0002e58c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" fo:font-size="14pt" fo:letter-spacing="normal" fo:font-style="normal" fo:font-weight="normal" officeooo:rsid="0002e58c" officeooo:paragraph-rsid="0002e58c" style:font-size-asian="14pt" style:font-size-complex="14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4pt" fo:letter-spacing="normal" fo:font-style="normal" fo:font-weight="normal" officeooo:rsid="0002e58c" officeooo:paragraph-rsid="0002e58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" fo:font-size="14pt" fo:letter-spacing="normal" fo:font-style="normal" fo:font-weight="normal" officeooo:rsid="0002e58c" officeooo:paragraph-rsid="0002e58c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2e58c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2c7f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809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monospace" fo:font-size="10.5pt" fo:letter-spacing="normal" fo:font-style="normal" fo:font-weight="normal" officeooo:rsid="0002e58c" officeooo:paragraph-rsid="0002e58c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monospace" fo:font-size="10.5pt" fo:letter-spacing="normal" fo:font-style="normal" fo:font-weight="normal" officeooo:rsid="00035ad6" officeooo:paragraph-rsid="00052c7f"/>
    </style:style>
    <style:style style:name="T1" style:family="text">
      <style:text-properties officeooo:rsid="00029a5f"/>
    </style:style>
    <style:style style:name="T2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font-size="10.5pt" fo:letter-spacing="normal" fo:font-style="normal" fo:font-weight="normal" officeooo:rsid="0002e58c"/>
    </style:style>
    <style:style style:name="T4" style:family="text">
      <style:text-properties fo:font-variant="normal" fo:text-transform="none" fo:color="#333333" style:font-name="monospace" fo:font-size="10.5pt" fo:letter-spacing="normal" fo:font-style="normal" fo:font-weight="normal" officeooo:rsid="00030408"/>
    </style:style>
    <style:style style:name="T5" style:family="text">
      <style:text-properties fo:font-variant="normal" fo:text-transform="none" fo:color="#333333" style:font-name="monospace" fo:font-size="10.5pt" fo:letter-spacing="normal" fo:font-style="normal" fo:font-weight="normal" officeooo:rsid="00035ad6"/>
    </style:style>
    <style:style style:name="T6" style:family="text">
      <style:text-properties fo:font-variant="normal" fo:text-transform="none" fo:color="#333333" style:font-name="apple-system" fo:font-size="14pt" fo:letter-spacing="normal" fo:font-style="normal" fo:font-weight="normal" officeooo:rsid="0002e58c"/>
    </style:style>
    <style:style style:name="T7" style:family="text">
      <style:text-properties fo:font-variant="normal" fo:text-transform="none" fo:color="#0086b3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008080" style:font-name="monospace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apple-system" fo:font-size="14pt" fo:letter-spacing="normal" fo:font-style="normal" fo:font-weight="normal" officeooo:rsid="00029a5f"/>
    </style:style>
    <style:style style:name="T10" style:family="text">
      <style:text-properties fo:font-variant="normal" fo:text-transform="none" fo:color="#000000" style:font-name="apple-system" fo:font-size="14pt" fo:letter-spacing="normal" fo:font-style="normal" fo:font-weight="normal" officeooo:rsid="00052c7f"/>
    </style:style>
    <style:style style:name="T11" style:family="text">
      <style:text-properties fo:font-variant="normal" fo:text-transform="none" fo:color="#000000" style:font-name="apple-system" fo:font-size="14pt" fo:letter-spacing="normal" fo:font-style="normal" fo:font-weight="normal" officeooo:rsid="00058098"/>
    </style:style>
    <style:style style:name="T12" style:family="text">
      <style:text-properties fo:color="#000000" style:font-name="apple-system" fo:font-size="14pt"/>
    </style:style>
    <style:style style:name="T13" style:family="text">
      <style:text-properties fo:color="#000000" style:font-name="apple-system" fo:font-size="14pt" officeooo:rsid="00029a5f"/>
    </style:style>
    <style:style style:name="T14" style:family="text">
      <style:text-properties fo:color="#000000" style:font-name="apple-system" fo:font-size="14pt" officeooo:rsid="0002e58c"/>
    </style:style>
    <style:style style:name="T15" style:family="text">
      <style:text-properties style:font-name="apple-system"/>
    </style:style>
    <style:style style:name="T16" style:family="text">
      <style:text-properties style:font-name="apple-system" fo:font-weight="normal"/>
    </style:style>
    <style:style style:name="T17" style:family="text">
      <style:text-properties style:font-name="apple-system" officeooo:rsid="00035ad6"/>
    </style:style>
    <style:style style:name="T18" style:family="text">
      <style:text-properties style:font-name="monospace" fo:font-size="10.5pt" fo:font-weight="normal"/>
    </style:style>
    <style:style style:name="T19" style:family="text">
      <style:text-properties officeooo:rsid="00030408"/>
    </style:style>
    <style:style style:name="T20" style:family="text">
      <style:text-properties officeooo:rsid="0006ac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) </text:span><text:span text:style-name="T14">L</text:span><text:span text:style-name="T12">og in to the MySQL Server using the </text:span><text:span text:style-name="T13">root </text:span><text:span text:style-name="T12">user</text:span></text:p>
      <text:p text:style-name="P1"/>
      <text:p text:style-name="P1"><text:span text:style-name="T1">$ </text:span><text:span text:style-name="T19">sudo </text:span>mysql -u root -p </text:p>
      <text:p text:style-name="P1"/>
      <text:p text:style-name="P2"><text:span text:style-name="T12">2) </text:span><text:span text:style-name="T14">To create a database</text:span></text:p>
      <text:p text:style-name="P1"/>
      <text:p text:style-name="P1">mysql&gt; CREATE DATABASE <text:span text:style-name="T19">ToDo</text:span>;</text:p>
      <text:p text:style-name="P1"/>
      <text:p text:style-name="P6">3<text:span text:style-name="T1">) </text:span>To review the created database</text:p>
      <text:p text:style-name="P8"><text:span text:style-name="T3">mysql&gt; SHOW</text:span><text:span text:style-name="T6"> </text:span><text:span text:style-name="T3">CREATE</text:span><text:span text:style-name="T6"> </text:span><text:span text:style-name="T3">DATABASE</text:span><text:span text:style-name="T6"> </text:span><text:span text:style-name="T4">ToDo</text:span><text:span text:style-name="T3">;</text:span></text:p>
      <text:p text:style-name="P3"/>
      <text:p text:style-name="P10"><text:span text:style-name="T10">4</text:span><text:span text:style-name="T9">)</text:span><text:span text:style-name="T5"> </text:span><text:span text:style-name="T11">Switch to a database</text:span></text:p>
      <text:p text:style-name="P10"><text:span text:style-name="T3">mysql&gt; </text:span><text:span text:style-name="T5">USE ToDo;</text:span></text:p>
      <text:p text:style-name="P12"/>
      <text:p text:style-name="P10"><text:span text:style-name="T11">5</text:span><text:span text:style-name="T9">)</text:span><text:span text:style-name="T5"> </text:span><text:span text:style-name="T11">Create activities table</text:span></text:p>
      <text:p text:style-name="P12"/>
      <text:p text:style-name="P9"><text:span text:style-name="T2">CREATE TABLE IF NOT EXISTS </text:span><text:span text:style-name="T5">Activity</text:span><text:span text:style-name="T2"> ( id </text:span><text:span text:style-name="T7">INT</text:span><text:span text:style-name="T2"> AUTO_INCREMENT PRIMARY KEY, </text:span><text:span text:style-name="T5">activity</text:span><text:span text:style-name="T2"> </text:span><text:span text:style-name="T7">VARCHAR</text:span><text:span text:style-name="T2">(</text:span><text:span text:style-name="T8">255</text:span><text:span text:style-name="T2">) NOT </text:span><text:span text:style-name="T8">NULL</text:span><text:span text:style-name="T2">, start_date </text:span><text:span text:style-name="T7">DATE</text:span><text:span text:style-name="T2">, due_date </text:span><text:span text:style-name="T7">DATE</text:span><text:span text:style-name="T2">, created_at </text:span><text:span text:style-name="T7">TIMESTAMP</text:span><text:span text:style-name="T2"> DEFAULT CURRENT_TIMESTAMP) ENGINE=INNODB;</text:span></text:p>
      <text:p text:style-name="P3"/>
      <text:p text:style-name="P7"><text:span text:style-name="T17">5</text:span><text:span text:style-name="T15">) To quit the </text:span><text:span text:style-name="Strong_20_Emphasis"><text:span text:style-name="T16">mysql</text:span></text:span><text:span text:style-name="Strong_20_Emphasis"><text:span text:style-name="T18"> </text:span></text:span><text:span text:style-name="T15">program</text:span></text:p>
      <text:p text:style-name="P4">mysql&gt; <text:span text:style-name="T20">EXIT;</text:span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" svg:font-family="apple"/>
    <style:font-face style:name="apple-system" svg:font-family="apple-system, BlinkMacSystemFont, 'Segoe UI', Roboto, Oxygen, Ubuntu, Cantarell, 'Open Sans', 'Helvetica Neue'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1:29:01.120089655</meta:creation-date>
    <meta:generator>LibreOffice/6.4.3.2$Linux_X86_64 LibreOffice_project/40$Build-2</meta:generator>
    <dc:date>2020-06-12T08:11:13.397646233</dc:date>
    <meta:editing-duration>PT27M21S</meta:editing-duration>
    <meta:editing-cycles>3</meta:editing-cycles>
    <meta:document-statistic meta:table-count="0" meta:image-count="0" meta:object-count="0" meta:page-count="1" meta:paragraph-count="12" meta:word-count="82" meta:character-count="494" meta:non-whitespace-character-count="423"/>
  </office:meta>
</office:document-meta>
</file>